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.318cm" fo:margin-right="0cm" fo:line-height="100%" fo:orphans="2" fo:widows="2" fo:text-indent="0cm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4" style:family="text"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3"/>
      <text:p text:style-name="P1"><text:span text:style-name="T2">Mudança revisada</text:span><text:span text:style-name="T3">: Issue #31 do GitHub.</text:span></text:p>
      <text:p text:style-name="P2"/>
      <text:p text:style-name="P1"><text:span text:style-name="T2">Implementação do Processo: </text:span><text:span text:style-name="T4">Segundo a rastreabilidade, o processo de solicitação e de aprovação foi feito de acordo.</text:span></text:p>
      <text:p text:style-name="P2"/>
      <text:p text:style-name="P1"><text:span text:style-name="T2">Requisitos de Mudança: </text:span><text:span text:style-name="Default_20_Paragraph_20_Font"><text:span text:style-name="T6">É necessário renegociar o escopo do projeto, de modo que os casos de uso Manter Cadastro de Assentos (CSU2) e o caso de uso Manter Cadastro de Níveis de Usuário (CSU7) sejam retirados do escopo do projeto e sprint atual, sendo repassados para o escopo de um projeto futuro (sendo estabelecidos assim como requisitos futuros). </text:span></text:span></text:p>
      <text:p text:style-name="P2"/>
      <text:p text:style-name="P1"><text:span text:style-name="T2">Testabilidade</text:span><text:span text:style-name="T3">: </text:span><text:span text:style-name="T3">Não se aplica.</text:span></text:p>
      <text:p text:style-name="P2"/>
      <text:p text:style-name="P1"><text:span text:style-name="T2">Conformidade</text:span><text:span text:style-name="T3">: A mudança foi feita de acordo com o que estava definido no processo.</text:span></text:p>
      <text:p text:style-name="P2"/>
      <text:p text:style-name="P1"><text:span text:style-name="T2">Documentação</text:span><text:span text:style-name="T3">: </text:span><text:span text:style-name="T3">A documentação referenciada foi alterada conforme o necessário.</text:span></text:p>
      <text:p text:style-name="P2"/>
      <text:p text:style-name="P1"><text:span text:style-name="T2">Resultado de Auditoria: </text:span><text:span text:style-name="T4">Todos os documentos estão presentes e estão de acordo com o template fornecido.</text:span></text:p>
      <text:p text:style-name="P2"/>
      <text:p text:style-name="P1"><text:span text:style-name="T2">Aprovação da implementação da mudança:</text:span><text:span text:style-name="T4"> Mudança foi aprovada e implementada conforme o dev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776cm" fo:margin-bottom="0.423cm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75cm" fo:margin-bottom="0.397cm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706cm" fo:margin-bottom="0.423cm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917cm" fo:margin-bottom="0.635cm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67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meta:editing-cycles>4</meta:editing-cycles>
    <dc:date>2015-07-02T16:30:33.77</dc:date>
    <meta:editing-duration>PT1M49S</meta:editing-duration>
    <meta:document-statistic meta:table-count="0" meta:image-count="0" meta:object-count="0" meta:page-count="1" meta:paragraph-count="9" meta:word-count="140" meta:character-count="906"/>
  </office:meta>
</office:document-meta>
</file>